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/>
    </style:style>
    <style:style style:name="P2" style:family="paragraph" style:parent-style-name="Header">
      <style:text-properties fo:color="#666666" officeooo:rsid="00258031" officeooo:paragraph-rsid="00258031"/>
    </style:style>
    <style:style style:name="P3" style:family="paragraph" style:parent-style-name="Heading_20_1">
      <style:text-properties fo:color="#55215b" style:text-underline-style="solid" style:text-underline-width="auto" style:text-underline-color="font-color"/>
    </style:style>
    <style:style style:name="P4" style:family="paragraph" style:parent-style-name="Heading_20_2">
      <style:text-properties fo:color="#55215b"/>
    </style:style>
    <style:style style:name="P5" style:family="paragraph" style:parent-style-name="Heading_20_3">
      <style:text-properties fo:color="#55215b"/>
    </style:style>
    <style:style style:name="P6" style:family="paragraph" style:parent-style-name="Standard">
      <style:text-properties officeooo:rsid="001da1f9" officeooo:paragraph-rsid="001da1f9"/>
    </style:style>
    <style:style style:name="P7" style:family="paragraph" style:parent-style-name="Text_20_body" style:list-style-name="L1">
      <style:text-properties officeooo:rsid="001ee671" officeooo:paragraph-rsid="001ee671"/>
    </style:style>
    <style:style style:name="P8" style:family="paragraph" style:parent-style-name="Text_20_body" style:list-style-name="L1">
      <style:text-properties officeooo:rsid="0020a702" officeooo:paragraph-rsid="0020a702"/>
    </style:style>
    <style:style style:name="P9" style:family="paragraph" style:parent-style-name="Text_20_body">
      <style:text-properties officeooo:rsid="00223600" officeooo:paragraph-rsid="00223600"/>
    </style:style>
    <style:style style:name="P10" style:family="paragraph" style:parent-style-name="Text_20_body">
      <style:text-properties fo:font-weight="bold" officeooo:rsid="00223600" officeooo:paragraph-rsid="00223600" style:font-weight-asian="bold" style:font-weight-complex="bold"/>
    </style:style>
    <style:style style:name="P11" style:family="paragraph" style:parent-style-name="Text_20_body">
      <style:text-properties fo:font-weight="bold" officeooo:rsid="0023b9f3" officeooo:paragraph-rsid="0023b9f3" style:font-weight-asian="bold" style:font-weight-complex="bold"/>
    </style:style>
    <style:style style:name="P12" style:family="paragraph" style:parent-style-name="Text_20_body" style:list-style-name="L3">
      <style:text-properties fo:font-weight="normal" officeooo:rsid="0023b9f3" officeooo:paragraph-rsid="0023b9f3" style:font-weight-asian="normal" style:font-weight-complex="normal"/>
    </style:style>
    <style:style style:name="P13" style:family="paragraph" style:parent-style-name="Text_20_body" style:list-style-name="L4">
      <style:text-properties fo:font-weight="normal" officeooo:rsid="0023b9f3" officeooo:paragraph-rsid="0023b9f3" style:font-weight-asian="normal" style:font-weight-complex="normal"/>
    </style:style>
    <style:style style:name="P14" style:family="paragraph" style:parent-style-name="Text_20_body">
      <style:text-properties officeooo:rsid="0023b9f3" officeooo:paragraph-rsid="0023b9f3"/>
    </style:style>
    <style:style style:name="P15" style:family="paragraph" style:parent-style-name="Text_20_body" style:list-style-name="L5">
      <style:text-properties officeooo:rsid="0023b9f3" officeooo:paragraph-rsid="0023b9f3"/>
    </style:style>
    <style:style style:name="P16" style:family="paragraph" style:parent-style-name="Text_20_body" style:list-style-name="L6">
      <style:text-properties officeooo:rsid="0023b9f3" officeooo:paragraph-rsid="0023b9f3"/>
    </style:style>
    <style:style style:name="P17" style:family="paragraph" style:parent-style-name="Text_20_body" style:list-style-name="L6">
      <style:text-properties officeooo:paragraph-rsid="0023b9f3"/>
    </style:style>
    <style:style style:name="T1" style:family="text">
      <style:text-properties officeooo:rsid="0020a702"/>
    </style:style>
    <style:style style:name="T2" style:family="text">
      <style:text-properties officeooo:rsid="00217eaa"/>
    </style:style>
    <style:style style:name="T3" style:family="text">
      <style:text-properties officeooo:rsid="0023b9f3"/>
    </style:style>
    <style:style style:name="T4" style:family="text">
      <style:text-properties officeooo:rsid="00246bce"/>
    </style:style>
    <style:style style:name="T5" style:family="text">
      <style:text-properties fo:color="#5521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estiary</text:h>
      <text:h text:style-name="Heading_20_2" text:outline-level="2"><text:span text:style-name="T5">What is it?</text:span></text:h>
      <text:p text:style-name="P6">Bestiary, in short, is a Wikipedia type website designed to catalogue cryptid’s. Cryptid’s are creatures of myth, legend and folklore.</text:p>
      <text:p text:style-name="P6">The purpose of Bestiary is to provide a place for creatives to find inspiration and information on cryptid’s to help enable them when working on fantasy style projects.</text:p>
      <text:p text:style-name="P6"/>
      <text:h text:style-name="P4" text:outline-level="2">User Stories</text:h>
      <text:list xml:id="list1663318692" text:style-name="L1">
        <text:list-item>
          <text:p text:style-name="P7">As a writer I want to be able to reference mythological creatures to give more accuracy to my descriptions</text:p>
        </text:list-item>
        <text:list-item>
          <text:p text:style-name="P7">As an illustrator I want to be able to look up physical characteristics of creatures of legend so that I have inspiration for my own creations.</text:p>
        </text:list-item>
        <text:list-item>
          <text:p text:style-name="P7">As a game developer I want to be able to find out what different mythological creatures were supposedly capable of to <text:span text:style-name="T1">help my creative process when designing my own monsters and creatures.</text:span></text:p>
        </text:list-item>
        <text:list-item>
          <text:p text:style-name="P8">As a writer I want to be able to reference creatures of folklore to help me with creating background and lore for my own creations.</text:p>
        </text:list-item>
        <text:list-item>
          <text:p text:style-name="P8">As a cryptozoologist I want a central place to <text:span text:style-name="T2">find and catalogue information on cryptid’s.</text:span></text:p>
        </text:list-item>
      </text:list>
      <text:h text:style-name="P4" text:outline-level="2">What should Bestiary do?</text:h>
      <text:p text:style-name="P9">Bestiary has a lot of potential features, below these are split into priority order with an initial set of goals for the MVP and set of stretch goals for future development.</text:p>
      <text:h text:style-name="P5" text:outline-level="3">MVP goals</text:h>
      <text:p text:style-name="P10">Pages</text:p>
      <text:list xml:id="list611667780" text:style-name="L3">
        <text:list-item>
          <text:p text:style-name="P12">Homepage</text:p>
        </text:list-item>
        <text:list-item>
          <text:p text:style-name="P12">Article page</text:p>
        </text:list-item>
        <text:list-item>
          <text:p text:style-name="P12">Submission page</text:p>
        </text:list-item>
      </text:list>
      <text:p text:style-name="P11">Functionality</text:p>
      <text:list xml:id="list464201106" text:style-name="L4">
        <text:list-item>
          <text:p text:style-name="P13">View articles</text:p>
        </text:list-item>
        <text:list-item>
          <text:p text:style-name="P13">Submit articles</text:p>
        </text:list-item>
        <text:list-item>
          <text:p text:style-name="P13">Submit article edits</text:p>
        </text:list-item>
        <text:list-item>
          <text:p text:style-name="P13">Search Articles</text:p>
        </text:list-item>
      </text:list>
      <text:h text:style-name="Heading_20_2" text:outline-level="2"><text:soft-page-break/><text:span text:style-name="T5">Stretch Goals</text:span></text:h>
      <text:p text:style-name="P11">Pages</text:p>
      <text:list xml:id="list404758660" text:style-name="L5">
        <text:list-item>
          <text:p text:style-name="P15">Login page</text:p>
        </text:list-item>
        <text:list-item>
          <text:p text:style-name="P15">Browse articles page</text:p>
        </text:list-item>
        <text:list-item>
          <text:p text:style-name="P15">Articles by alphabetical order</text:p>
        </text:list-item>
        <text:list-item>
          <text:p text:style-name="P15">Articles by location of creatures</text:p>
        </text:list-item>
        <text:list-item>
          <text:p text:style-name="P15">Articles by categories</text:p>
        </text:list-item>
      </text:list>
      <text:p text:style-name="P11">Functionality</text:p>
      <text:list xml:id="list826595977" text:style-name="L6">
        <text:list-item>
          <text:p text:style-name="P16">Log in capabilities</text:p>
        </text:list-item>
        <text:list-item>
          <text:p text:style-name="P16">Random articles</text:p>
        </text:list-item>
        <text:list-item>
          <text:p text:style-name="P16">Trending articles</text:p>
        </text:list-item>
        <text:list-item>
          <text:p text:style-name="P17"><text:span text:style-name="T3">Filter by specific tags/categories]</text:span></text:p>
        </text:list-item>
        <text:list-item>
          <text:p text:style-name="P17"><text:span text:style-name="T3">Filter by location</text:span></text:p>
        </text:list-item>
        <text:list-item>
          <text:p text:style-name="P17"><text:span text:style-name="T3">Interactive map </text:span><text:span text:style-name="T4">(show pins on a map of where a cryptid is from).</text:span>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258031" officeooo:paragraph-rsid="00258031"/>
    </style:style>
    <style:style style:name="MP2" style:family="paragraph" style:parent-style-name="Foot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cm"/>
      </style:footer-style>
    </style:page-layout>
  </office:automatic-styles>
  <office:master-styles>
    <style:master-page style:name="Standard" style:page-layout-name="Mpm1">
      <style:header>
        <text:p text:style-name="MP1">Bestiary Pitch – Rich Saunders 06/10/2022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8:47:00.252500692</meta:creation-date>
    <dc:date>2022-10-06T21:02:40.085405685</dc:date>
    <meta:editing-duration>PT1H4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300" meta:character-count="1692" meta:non-whitespace-character-count="1451"/>
  </office:meta>
</office:document-meta>
</file>